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ec00" officeooo:paragraph-rsid="0016ec00"/>
    </style:style>
    <style:style style:name="P2" style:family="paragraph" style:parent-style-name="Standard">
      <style:text-properties fo:font-size="18pt" fo:font-weight="bold" officeooo:rsid="0016ec00" officeooo:paragraph-rsid="0016ec00" style:font-size-asian="18pt" style:font-weight-asian="bold" style:font-size-complex="18pt" style:font-weight-complex="bold"/>
    </style:style>
    <style:style style:name="P3" style:family="paragraph" style:parent-style-name="Standard">
      <style:paragraph-properties fo:break-before="page"/>
      <style:text-properties fo:font-size="18pt" fo:font-weight="bold" officeooo:rsid="0016ec00" officeooo:paragraph-rsid="0016ec00" style:font-size-asian="18pt" style:font-weight-asian="bold" style:font-size-complex="18pt" style:font-weight-complex="bold"/>
    </style:style>
    <style:style style:name="P4" style:family="paragraph" style:parent-style-name="Standard" style:list-style-name="L3">
      <style:text-properties fo:font-size="12pt" fo:font-weight="normal" officeooo:rsid="0016ec00" officeooo:paragraph-rsid="0016ec00" style:font-size-asian="10.5pt" style:font-weight-asian="normal" style:font-size-complex="12pt" style:font-weight-complex="normal"/>
    </style:style>
    <style:style style:name="P5" style:family="paragraph" style:parent-style-name="Standard" style:list-style-name="L4">
      <style:text-properties fo:font-size="12pt" fo:font-weight="normal" officeooo:rsid="0016ec00" officeooo:paragraph-rsid="0016ec00" style:font-size-asian="10.5pt" style:font-weight-asian="normal" style:font-size-complex="12pt" style:font-weight-complex="normal"/>
    </style:style>
    <style:style style:name="P6" style:family="paragraph" style:parent-style-name="Standard" style:list-style-name="L5">
      <style:text-properties fo:font-size="12pt" fo:font-weight="normal" officeooo:rsid="0016ec00" officeooo:paragraph-rsid="0016ec00" style:font-size-asian="10.5pt" style:font-weight-asian="normal" style:font-size-complex="12pt" style:font-weight-complex="normal"/>
    </style:style>
    <style:style style:name="P7" style:family="paragraph" style:parent-style-name="Standard" style:list-style-name="L6">
      <style:text-properties fo:font-size="12pt" fo:font-weight="normal" officeooo:rsid="00187f16" officeooo:paragraph-rsid="00187f16" style:font-size-asian="10.5pt" style:font-weight-asian="normal" style:font-size-complex="12pt"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officeooo:rsid="0019addd" officeooo:paragraph-rsid="0019addd"/>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ł Dudkiewicz 224290 „Aplikacje mobilne”</text:p>
      <text:h text:style-name="Heading_20_1" text:outline-level="1">Aplikacja do zarządzanie moimi finansami "MyFinances"</text:h>
      <text:h text:style-name="Heading_20_2" text:outline-level="2"><text:bookmark text:name="user-content-1-opis-i-cel-aplikacji"/>1. Opis i cel aplikacji</text:h>
      <text:p text:style-name="Text_20_body">Aplikacja ma na celu ułatwienie zarządzania własnymi finansami. Użytkownik może za jej pomocą dodawać oraz kategoryzować własne wydatki, sprawdzać historię oraz statystyki dotyczące wydatków. Dzięki temu łatwiej jest przewidzieć ile pieniędzy wyda w kolejnym miesiącu w sumie oraz na każdą z dodanych kategorii. Aplikacja pomaga zarówno w planowaniu, przewidywaniu wydatków jak i oszczędzaniu pieniędzy.</text:p>
      <text:h text:style-name="Heading_20_2" text:outline-level="2"><text:bookmark text:name="user-content-2-grupa-docelowa"/>2. Grupa docelowa</text:h>
      <text:p text:style-name="Text_20_body">Głównymi odbiorcami są wszyscy dorośli pracujący, którzy pragną uporządkować swoje finanse oraz chcą wiedzieć na co, ile oraz kiedy wydają pieniędze oraz seniorzy i osoby z problemami z pamięcią. Aplikacja będzie używana zaraz po dokonaniu kazdego zakupu, tak aby o nim nie zapomnieć lub później na podstawie dowodu zakupu jak faktura lub paragon. Korzystanie z aplikacji nie powinno trwać dłużej niż kilkanaście sekund po każdym z zakupów.</text:p>
      <text:p text:style-name="Text_20_body">User stories:</text:p>
      <text:list xml:id="list3599948754" text:style-name="L1">
        <text:list-item>
          <text:p text:style-name="P11">Jako pracujący rodzic chcę mieć możliwość dodania własnej kategorii, aby wiedzieć ile pieniędzy wydaję na dzieci. </text:p>
        </text:list-item>
        <text:list-item>
          <text:p text:style-name="P11">Jako starsza osoba chcę mieć dostęp do historii swoich wydatków, aby przypomnieć sobie na co wydałem pieniądze. </text:p>
        </text:list-item>
        <text:list-item>
          <text:p text:style-name="P11">Jako pracujący dorosły chcę wiedzieć ile wydałem dotychczas w danym miesiącu, aby wiedzieć ile mogę jeszcze wydać. </text:p>
        </text:list-item>
        <text:list-item>
          <text:p text:style-name="P11">Jako starsza osoba chcę mieć możliwość prostego i intuicyjnego dodawania wydatków według danej kategorii oraz natychmiastowego przedstawienia ich na diagramie, aby nie musieć wykonywać zbyt dużo operacji. </text:p>
        </text:list-item>
        <text:list-item>
          <text:p text:style-name="P11">Jako uporządkowany dorosły chcę mieć dostęp do statystyk ile oraz na co wydawałem pieniędzy w poszczególnych miesiącach, tak aby zaplanować wydatki w kolejnych miesiącach. </text:p>
        </text:list-item>
        <text:list-item>
          <text:p text:style-name="P8">Jako biedny student chcę wiedzieć ile pieniędzy wydaję średnio miesięcznie na jedzenie, aby o tyle poprosić rodziców. </text:p>
        </text:list-item>
      </text:list>
      <text:h text:style-name="Heading_20_2" text:outline-level="2"><text:bookmark text:name="user-content-3-charakter-i-główne-funkcje-aplikacji"/>3. Charakter i główne funkcje aplikacji</text:h>
      <text:p text:style-name="Text_20_body">Aplikacja ma charakter planera/organizera dla wydatków użytkownika. Główne funkcje:</text:p>
      <text:list xml:id="list2571570789" text:style-name="L2">
        <text:list-item>
          <text:p text:style-name="P12">zapisywanie zakupów w historii z podziałem na kategorie. </text:p>
        </text:list-item>
        <text:list-item>
          <text:p text:style-name="P12">sumowanie wydatków w bieżącym miesiącu z podziałem na kategorie zakupów. </text:p>
        </text:list-item>
        <text:list-item>
          <text:p text:style-name="P9">pokazywanie statystyk związanych z zakupami dla konkretnych miesięcy. </text:p>
        </text:list-item>
      </text:list>
      <text:p text:style-name="P1"><text:soft-page-break/><text:line-break/></text:p>
      <text:p text:style-name="P3">4. Etapy pracy</text:p>
      <text:p text:style-name="P2"/>
      <text:list xml:id="list2521354383" text:style-name="L3">
        <text:list-item>
          <text:p text:style-name="P4">Przygotowania do wykonania projektu w C++ z wykorzystaniem frameworke’a Boden (Android Studio).</text:p>
        </text:list-item>
        <text:list-item>
          <text:p text:style-name="P4">Wykonanie wstępnego szkieletu aplikacji z użyciem framework’a Boden.</text:p>
        </text:list-item>
        <text:list-item>
          <text:p text:style-name="P4">Zmiana technologii i framework’a.</text:p>
        </text:list-item>
      </text:list>
      <text:list xml:id="list2447723272" text:style-name="L4">
        <text:list-item>
          <text:p text:style-name="P5">Boden chociaż jest obiecujący to jeszcze nie jest wystarczająco rozwiniętym projektem, aby łatwo można było zaimplementować chociażby wykresy i diagramy, czy inne graficzne przedstawienie danych.</text:p>
        </text:list-item>
        <text:list-item>
          <text:p text:style-name="P5">Było sporo problemów z konfiguracją środowiska, na które straciłem sporo czasu przez ubogą dokumentacje.</text:p>
        </text:list-item>
        <text:list-item>
          <text:p text:style-name="P5">Brak wsparcia społeczności. Generalnie brak jakiejkolwiek społeczności. Napisanie projektu z użyciem innego framework’a było przez to znacznie wolniejsze.</text:p>
        </text:list-item>
      </text:list>
      <text:list xml:id="list2235499920952" text:continue-list="list2521354383" text:style-name="L3">
        <text:list-item>
          <text:p text:style-name="P4">Teoretyczne rozważania nad wykorzystaniem Rust’a.</text:p>
        </text:list-item>
      </text:list>
      <text:list xml:id="list2366466201" text:style-name="L5">
        <text:list-item>
          <text:p text:style-name="P6">Porzucenie Rust’a ze względu na ograniczenia czasowe, chociaż wydaje się on dobrą alternatywą dla C++.</text:p>
        </text:list-item>
      </text:list>
      <text:list xml:id="list2234140053386" text:continue-list="list2235499920952" text:style-name="L3">
        <text:list-item>
          <text:p text:style-name="P4">Wybranie Javy. Pozostanie przy Android Studio.</text:p>
        </text:list-item>
      </text:list>
      <text:list xml:id="list4087959075" text:style-name="L6">
        <text:list-item>
          <text:p text:style-name="P7">Łatwość, szybkość i prostota w zaimplementowaniu prostego prototypu.</text:p>
        </text:list-item>
        <text:list-item>
          <text:p text:style-name="P7">Bogatość bibliotek – można zrobić właściwie wszystko bez problemu.</text:p>
        </text:list-item>
        <text:list-item>
          <text:p text:style-name="P7">Duże społeczeństwo – w razie wątpliwości w internecie jest mnóstwo odpowiedzi.</text:p>
        </text:list-item>
      </text:list>
      <text:list xml:id="list2235591364997" text:continue-list="list2234140053386" text:style-name="L3">
        <text:list-item>
          <text:p text:style-name="P4">Ukończenie projektu w Jav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00:08:59.913703511</meta:creation-date>
    <dc:date>2021-01-09T00:22:32.334061422</dc:date>
    <meta:editing-duration>PT2M57S</meta:editing-duration>
    <meta:editing-cycles>2</meta:editing-cycles>
    <meta:generator>LibreOffice/6.0.7.3$Linux_X86_64 LibreOffice_project/00m0$Build-3</meta:generator>
    <meta:document-statistic meta:table-count="0" meta:image-count="0" meta:object-count="0" meta:page-count="3" meta:paragraph-count="33" meta:word-count="463" meta:character-count="3280" meta:non-whitespace-character-count="2859"/>
  </office:meta>
</office:document-meta>
</file>